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bcca"/>
    </style:style>
    <style:style style:name="P2" style:family="paragraph" style:parent-style-name="Standard">
      <style:text-properties fo:font-style="normal" fo:font-weight="normal" officeooo:rsid="001bbcca" officeooo:paragraph-rsid="001bbcca" style:font-style-asian="normal" style:font-weight-asian="normal" style:font-style-complex="normal" style:font-weight-complex="normal"/>
    </style:style>
    <style:style style:name="P3" style:family="paragraph" style:parent-style-name="Standard" style:list-style-name="L3">
      <style:text-properties fo:font-style="normal" fo:font-weight="normal" officeooo:rsid="001bbcca" officeooo:paragraph-rsid="001c3017" style:font-style-asian="normal" style:font-weight-asian="normal" style:font-style-complex="normal" style:font-weight-complex="normal"/>
    </style:style>
    <style:style style:name="P4" style:family="paragraph" style:parent-style-name="Standard">
      <style:text-properties fo:font-style="normal" fo:font-weight="normal" officeooo:rsid="001bbcca" officeooo:paragraph-rsid="001c3017" style:font-style-asian="normal" style:font-weight-asian="normal" style:font-style-complex="normal" style:font-weight-complex="normal"/>
    </style:style>
    <style:style style:name="P5" style:family="paragraph" style:parent-style-name="Standard" style:list-style-name="L3">
      <style:text-properties fo:font-style="normal" fo:font-weight="normal" officeooo:rsid="001c3017" officeooo:paragraph-rsid="001c3017" style:font-style-asian="normal" style:font-weight-asian="normal" style:font-style-complex="normal" style:font-weight-complex="normal"/>
    </style:style>
    <style:style style:name="P6" style:family="paragraph" style:parent-style-name="Standard">
      <style:text-properties fo:font-style="normal" fo:font-weight="normal" officeooo:rsid="001c3017" officeooo:paragraph-rsid="001c3017" style:font-style-asian="normal" style:font-weight-asian="normal" style:font-style-complex="normal" style:font-weight-complex="normal"/>
    </style:style>
    <style:style style:name="P7" style:family="paragraph" style:parent-style-name="Standard" style:list-style-name="L3">
      <style:text-properties fo:font-style="normal" fo:font-weight="normal" officeooo:rsid="001d8e8d" officeooo:paragraph-rsid="001d8e8d" style:font-style-asian="normal" style:font-weight-asian="normal" style:font-style-complex="normal" style:font-weight-complex="normal"/>
    </style:style>
    <style:style style:name="P8" style:family="paragraph" style:parent-style-name="Standard">
      <style:text-properties fo:font-style="normal" fo:font-weight="normal" officeooo:rsid="001d8e8d" officeooo:paragraph-rsid="001d8e8d" style:font-style-asian="normal" style:font-weight-asian="normal" style:font-style-complex="normal" style:font-weight-complex="normal"/>
    </style:style>
    <style:style style:name="P9" style:family="paragraph" style:parent-style-name="Standard" style:list-style-name="L3">
      <style:text-properties fo:font-style="normal" fo:font-weight="normal" officeooo:rsid="001f8969" officeooo:paragraph-rsid="001f8969" style:font-style-asian="normal" style:font-weight-asian="normal" style:font-style-complex="normal" style:font-weight-complex="normal"/>
    </style:style>
    <style:style style:name="P10" style:family="paragraph" style:parent-style-name="Standard">
      <style:text-properties fo:font-style="normal" fo:font-weight="normal" officeooo:rsid="001f8969" officeooo:paragraph-rsid="001f8969" style:font-style-asian="normal" style:font-weight-asian="normal" style:font-style-complex="normal" style:font-weight-complex="normal"/>
    </style:style>
    <style:style style:name="P11" style:family="paragraph" style:parent-style-name="Standard" style:list-style-name="L3">
      <style:text-properties officeooo:paragraph-rsid="001c3017"/>
    </style:style>
    <style:style style:name="P12" style:family="paragraph" style:parent-style-name="Standard">
      <style:text-properties officeooo:paragraph-rsid="001c3017"/>
    </style:style>
    <style:style style:name="P13" style:family="paragraph" style:parent-style-name="Standard">
      <style:text-properties officeooo:rsid="0019fcb0" officeooo:paragraph-rsid="001bbcca"/>
    </style:style>
    <style:style style:name="P14" style:family="paragraph" style:parent-style-name="Standard" style:list-style-name="L3">
      <style:text-properties fo:font-style="italic" fo:font-weight="bold" officeooo:rsid="001e4564" officeooo:paragraph-rsid="001e4564" style:font-style-asian="italic" style:font-weight-asian="bold" style:font-style-complex="italic" style:font-weight-complex="bold"/>
    </style:style>
    <style:style style:name="T1" style:family="text">
      <style:text-properties officeooo:rsid="001bbcca"/>
    </style:style>
    <style:style style:name="T2" style:family="text">
      <style:text-properties fo:font-style="italic" style:text-underline-style="none" style:font-style-asian="italic" style:font-style-complex="italic"/>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style="italic" style:text-underline-style="none" fo:font-weight="bold" officeooo:rsid="001bbcca" style:font-style-asian="italic" style:font-weight-asian="bold" style:font-style-complex="italic" style:font-weight-complex="bold"/>
    </style:style>
    <style:style style:name="T5" style:family="text">
      <style:text-properties fo:font-style="italic" style:text-underline-style="none" fo:font-weight="bold" officeooo:rsid="001d8e8d" style:font-style-asian="italic" style:font-weight-asian="bold" style:font-style-complex="italic" style:font-weight-complex="bold"/>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style:text-underline-style="none" officeooo:rsid="001c3017"/>
    </style:style>
    <style:style style:name="T9" style:family="text">
      <style:text-properties style:text-underline-style="none" officeooo:rsid="001d8e8d"/>
    </style:style>
    <style:style style:name="T10" style:family="text">
      <style:text-properties style:text-underline-style="none" officeooo:rsid="001e456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da 9 langkah mudah untuk mengoneksikan repo lokal ke repository di github, berikut langkah-langkahnya:</text:span></text:p>
      <text:p text:style-name="P1"/>
      <text:list xml:id="list2231665722" text:style-name="L3">
        <text:list-item>
          <text:p text:style-name="P11"><text:span text:style-name="T1">Install aplikasi jika belum punya, buka terminal lalu ketikan perintah berikut ini</text:span></text:p>
        </text:list-item>
      </text:list>
      <text:p text:style-name="P12"><text:span text:style-name="T4"><text:tab/><text:tab/>sudo apt-get install git</text:span></text:p>
      <text:list xml:id="list40736628597306" text:continue-numbering="true" text:style-name="L3">
        <text:list-item>
          <text:p text:style-name="P5"><text:span text:style-name="T6">Siapkan akun github kita ke komputer kita dengan mengetikkan perintah sebagai berikut</text:span></text:p>
        </text:list-item>
      </text:list>
      <text:p text:style-name="P6"><text:span text:style-name="T6"><text:tab/><text:tab/></text:span><text:span text:style-name="T3">git config –global user.name (username kita)<text:line-break/><text:tab/><text:tab/>git confit –global user.email (alamat email kita)</text:span></text:p>
      <text:list xml:id="list40737805272331" text:continue-numbering="true" text:style-name="L3">
        <text:list-item>
          <text:p text:style-name="P3"><text:span text:style-name="T6">Siapkan folder yang ingin di koneksikan ke repository bisa dengan mengetikan perintah </text:span></text:p>
        </text:list-item>
      </text:list>
      <text:p text:style-name="P4"><text:span text:style-name="T3"><text:tab/><text:tab/>mkdir git<text:tab/></text:span></text:p>
      <text:list xml:id="list40736492205410" text:continue-numbering="true" text:style-name="L3">
        <text:list-item>
          <text:p text:style-name="P3"><text:span text:style-name="T6">Lalu</text:span><text:span text:style-name="T2"> </text:span><text:span text:style-name="T6">masuk ke dalam folder tersebut dengan mengetikan perintah</text:span></text:p>
        </text:list-item>
      </text:list>
      <text:p text:style-name="P4"><text:span text:style-name="T3"><text:tab/><text:tab/>cd git</text:span></text:p>
      <text:list xml:id="list40737427536537" text:continue-numbering="true" text:style-name="L3">
        <text:list-item>
          <text:p text:style-name="P3"><text:span text:style-name="T6">Masuk ke halaman repository lalu tekan tombol </text:span><text:span text:style-name="T3">fork </text:span><text:span text:style-name="T8">untuk menyalin repository ke akun kita, </text:span><text:span text:style-name="T6">lalu tekan tombol </text:span><text:span text:style-name="T3">clone or download </text:span><text:span text:style-name="T6">untuk mendapatkan </text:span><text:span text:style-name="T8">link alamat repository.</text:span></text:p>
        </text:list-item>
        <text:list-item>
          <text:p text:style-name="P5"><text:span text:style-name="T6">Kembali ke terminal untuk mendownload ke dalam komputer kita dengan mengetikan perintah</text:span></text:p>
        </text:list-item>
      </text:list>
      <text:p text:style-name="P6"><text:span text:style-name="T6"><text:tab/><text:tab/></text:span><text:span text:style-name="T3">git clone (</text:span><text:span text:style-name="T5">alamat repo</text:span><text:span text:style-name="T3">)</text:span></text:p>
      <text:list xml:id="list40736157516327" text:continue-numbering="true" text:style-name="L3">
        <text:list-item>
          <text:p text:style-name="P5"><text:span text:style-name="T9">L</text:span><text:span text:style-name="T6">angkah selanjutnya masuk ke folder yang sudah kita download dengan perintah </text:span></text:p>
        </text:list-item>
      </text:list>
      <text:p text:style-name="P6"><text:span text:style-name="T6"><text:tab/><text:tab/></text:span><text:span text:style-name="T3">cd (nama folder)</text:span></text:p>
      <text:list xml:id="list40736700284531" text:continue-numbering="true" text:style-name="L3">
        <text:list-item>
          <text:p text:style-name="P7"><text:span text:style-name="T6">Sampai tahap ini kita sudah bisa mengedit folder yang kita download, untuk mengunggah file atau folder yang telah kita edit, sebelumnya kita bisa cek status file yang sudah kita edit apakah sudah terdata di git, cukup menggunakan perintah</text:span></text:p>
        </text:list-item>
      </text:list>
      <text:p text:style-name="P8"><text:span text:style-name="T6"><text:tab/><text:tab/></text:span><text:span text:style-name="T3">git status</text:span></text:p>
      <text:list xml:id="list40736485743198" text:continue-numbering="true" text:style-name="L3">
        <text:list-item>
          <text:p text:style-name="P7"><text:span text:style-name="T6">Jika kalian melihat warna merah itu artinya folder atau file tersebut belum di tambahkan di repository. Untuk menambahkannya ketikan perintah</text:span></text:p>
        </text:list-item>
      </text:list>
      <text:p text:style-name="P8"><text:span text:style-name="T6"><text:tab/><text:tab/></text:span><text:span text:style-name="T3">git add folder/nama file</text:span></text:p>
      <text:list xml:id="list40736435120087" text:continue-numbering="true" text:style-name="L3">
        <text:list-item>
          <text:p text:style-name="P7"><text:span text:style-name="T6">Tandai </text:span><text:span text:style-name="T10">perubahan yang kita lakukan dengan mengetikan perintah </text:span></text:p>
          <text:list>
            <text:list-item>
              <text:list>
                <text:list-header>
                  <text:p text:style-name="P14"><text:span text:style-name="T10">g</text:span><text:span text:style-name="T6">it commit -m (keterangan perubahan)</text:span></text:p>
                </text:list-header>
              </text:list>
            </text:list-item>
          </text:list>
        </text:list-item>
        <text:list-item>
          <text:p text:style-name="P9"><text:span text:style-name="T10">L</text:span><text:span text:style-name="T6">angkah selanjutnya adalah melakukan pull terhadap repository utama dengan menambahkan alamat repository dengan perintah</text:span></text:p>
        </text:list-item>
      </text:list>
      <text:p text:style-name="P10"><text:span text:style-name="T6"><text:tab/><text:tab/></text:span><text:span text:style-name="T3">git remote add (nama repo dan link repo)</text:span></text:p>
      <text:p text:style-name="P10"><text:span text:style-name="T3"><text:tab/><text:tab/>git pull (nama repo)</text:span></text:p>
      <text:p text:style-name="P10"><text:span text:style-name="T3"><text:tab/><text:tab/>git pull (nama repo) master</text:span></text:p>
      <text:list xml:id="list40736913591288" text:continue-numbering="true" text:style-name="L3">
        <text:list-item>
          <text:p text:style-name="P9"><text:span text:style-name="T6"><text:s/>Langkah terakhir adalah push ke repo kita dengan perintah</text:span></text:p>
        </text:list-item>
      </text:list>
      <text:p text:style-name="P10"><text:span text:style-name="T6"><text:tab/><text:tab/></text:span><text:span text:style-name="T3">git push origin master</text:span></text:p>
      <text:list xml:id="list40736527861680" text:continue-numbering="true" text:style-name="L3">
        <text:list-header>
          <text:p text:style-name="P9"><text:span text:style-name="T6"/></text:p>
        </text:list-header>
      </text:list>
      <text:p text:style-name="P2"><text:span text:style-name="T6"/></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D"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D"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03:09:29.836000000</meta:creation-date>
    <dc:date>2019-01-02T04:07:35.603836086</dc:date>
    <meta:editing-duration>PT29M31S</meta:editing-duration>
    <meta:editing-cycles>4</meta:editing-cycles>
    <meta:generator>LibreOffice/6.0.7.3$Linux_X86_64 LibreOffice_project/00m0$Build-3</meta:generator>
    <meta:document-statistic meta:table-count="0" meta:image-count="0" meta:object-count="0" meta:page-count="1" meta:paragraph-count="26" meta:word-count="268" meta:character-count="1774" meta:non-whitespace-character-count="1513"/>
  </office:meta>
</office:document-meta>
</file>